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svg:font-family="'Droid Sans'" style:font-family-generic="system" style:font-pitch="variable"/>
    <style:font-face style:name="OpenSymbol" svg:font-family="OpenSymbol"/>
    <style:font-face style:name="SauceCodePro Nerd Font" svg:font-family="'SauceCodePro Nerd Font'" style:font-adornments="Regular" style:font-pitch="fixed"/>
    <style:font-face style:name="Times New Roman" svg:font-family="'Times New Roman'" style:font-family-generic="roman" style:font-pitch="variable"/>
  </office:font-face-decls>
  <office:automatic-styles>
    <style:style style:name="P1" style:family="paragraph" style:parent-style-name="Standard">
      <style:paragraph-properties style:writing-mode="lr-tb"/>
      <style:text-properties style:font-name="SauceCodePro Nerd Font" fo:font-size="12pt" fo:font-style="normal" fo:font-weight="normal"/>
    </style:style>
    <style:style style:name="P2" style:family="paragraph" style:parent-style-name="Standard">
      <style:paragraph-properties style:writing-mode="lr-tb"/>
      <style:text-properties style:font-name="SauceCodePro Nerd Font" fo:font-size="16pt" fo:font-style="normal" fo:font-weight="normal" style:font-size-asian="16pt" style:font-size-complex="16pt"/>
    </style:style>
    <style:style style:name="P3" style:family="paragraph" style:parent-style-name="Standard">
      <style:text-properties style:font-name="SauceCodePro Nerd Font" fo:font-size="12pt" fo:font-style="normal" fo:font-weight="normal"/>
    </style:style>
    <style:style style:name="T1" style:family="text">
      <style:text-properties fo:font-size="16pt" style:font-size-asian="16pt" style:font-size-complex="16pt"/>
    </style:style>
    <style:style style:name="T2" style:family="text">
      <style:text-properties officeooo:rsid="001614c7"/>
    </style:style>
    <style:style style:name="T3" style:family="text">
      <style:text-properties fo:font-size="14pt" style:font-size-asian="14pt" style:font-size-complex="14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page43R_mcid7"/><text:span text:style-name="T1">Stephane Pion</text:span><text:bookmark text:name="page43R_mcid8"/><text:line-break/>"The further one goes, the less one knows" ;)<text:bookmark text:name="page43R_mcid9"/><text:line-break/></text:p>
      <text:p text:style-name="P1">Greater Montreal Metropolitan Area<text:bookmark text:name="page43R_mcid10"/><text:line-break/> </text:p>
      <text:p text:style-name="P1">Summary<text:bookmark text:name="page43R_mcid11"/><text:line-break/></text:p>
      <text:p text:style-name="P1">Stephane <text:span text:style-name="T2">was </text:span><text:s/>a seasoned and experienced venture capitalist as well<text:bookmark text:name="page43R_mcid12"/><text:line-break/>as a senior corporate manager. A strategic contract negotiator at the<text:bookmark text:name="page43R_mcid13"/><text:line-break/>C-level, he ha<text:span text:style-name="T2">d</text:span> extensive Board level experience and <text:span text:style-name="T2">was</text:span> assumed<text:bookmark text:name="page43R_mcid14"/> <text:line-break/>senior executive operational responsibilities. He obtained a<text:span text:style-name="T2"> </text:span>Ph.D. in Biomedical Sciences (Immunology) from the University of Montreal.<text:bookmark text:name="page43R_mcid16"/><text:line-break/></text:p>
      <text:p text:style-name="P1">Specialties: Expertise range from Finance, raising capital in startups up to B rounds, debt financing, M&amp;A activities, strategic business development negotiation, contract negotiations, executive roles, high technical knowledge with regards to IT and science.<text:bookmark text:name="page43R_mcid20"/><text:bookmark text:name="undefined6"/><text:line-break/></text:p>
      <text:p text:style-name="P1">Experience<text:bookmark text:name="page43R_mcid21"/><text:line-break/></text:p>
      <text:p text:style-name="P1"><text:span text:style-name="T1">Rhythm Capital Group</text:span><text:bookmark text:name="page43R_mcid22"/><text:line-break/>Managing Partner<text:bookmark text:name="page43R_mcid23"/><text:line-break/>May 2012 - <text:bookmark text:name="page43R_mcid24"/><text:span text:style-name="T2">2019</text:span><text:bookmark text:name="page43R_mcid25"/><text:line-break/>Montreal, Quebec<text:bookmark text:name="page43R_mcid26"/><text:line-break/></text:p>
      <text:p text:style-name="P1">At Rhythm Capital Group, we offer<text:span text:style-name="T2">ed</text:span> advisory and operational services in the IT, Cleantech and Life science fields to companies, venture capital investors &amp; other stakeholders needing expert advice or interim management solutions.<text:bookmark text:name="page43R_mcid29"/><text:line-break/></text:p>
      <text:p text:style-name="P1">Through a transparent approach, our services c<text:span text:style-name="T2">ould</text:span> help build stronger companies from the pre-seed up to the commercialization stages.<text:bookmark text:name="page43R_mcid31"/><text:line-break/></text:p>
      <text:p text:style-name="P1"><text:span text:style-name="T1">Aligo Innovation, société en commandite</text:span><text:bookmark text:name="page43R_mcid32"/><text:line-break/>Director, Investments<text:bookmark text:name="page43R_mcid33"/><text:line-break/>June 2014 - October 2015<text:bookmark text:name="page43R_mcid34"/><text:bookmark text:name="page43R_mcid35"/><text:line-break/></text:p>
      <text:p text:style-name="P1"><text:span text:style-name="T1">MSBi Valorisation</text:span><text:bookmark text:name="page43R_mcid36"/><text:line-break/>Investment Director<text:bookmark text:name="page43R_mcid37"/><text:line-break/>August 2013 - June 2014<text:bookmark text:name="page43R_mcid38"/><text:bookmark text:name="page43R_mcid39"/><text:line-break/>Montreal, Canada Area<text:bookmark text:name="page43R_mcid40"/><text:line-break/></text:p>
      <text:p text:style-name="P1"><text:soft-page-break/>MSBi Valorisation (MSBiV) is an early stage group that provides capital, manpower and business sense to monetize promising technologies developed within McGill University, Université de Sherbrooke and Bishop’s University and<text:bookmark text:name="page66R_mcid0"/><text:bookmark text:name="undefined13"/><text:bookmark text:name="undefined14"/><text:bookmark text:name="undefined15"/><text:bookmark text:name="undefined16"/><text:bookmark text:name="pdfjs_internal_id_9R"/><text:bookmark text:name="pdfjs_internal_id_8R"/> their affiliated research centres. We are instrumental for creating spin-offs as well as technology opportunities ready to be licensed to existing companies.<text:bookmark text:name="page66R_mcid2"/><text:line-break/></text:p>
      <text:p text:style-name="P2">Institute of Cancer/CIHR</text:p>
      <text:p text:style-name="P1">Assistant Director<text:bookmark text:name="page66R_mcid5"/><text:line-break/>February 2011 - May 2012<text:bookmark text:name="page66R_mcid6"/><text:bookmark text:name="page66R_mcid7"/><text:line-break/>Montréal, Quebec<text:bookmark text:name="page66R_mcid8"/><text:line-break/></text:p>
      <text:p text:style-name="P1">As 2nd senior executive representing the Institute of Cancer, the assistant director is responsible for implementing all investment, operational and strategic decisions relating to cancer funding across Canada under the supervision of the Scientific Director;<text:bookmark text:name="page66R_mcid12"/><text:line-break/></text:p>
      <text:p text:style-name="P1"><text:span text:style-name="T1">Chronogen</text:span><text:bookmark text:name="page66R_mcid13"/><text:span text:style-name="T1"> Inc.</text:span><text:line-break/>President and Board Secretary<text:bookmark text:name="page66R_mcid14"/><text:line-break/>December 2007 - September 2010<text:bookmark text:name="page66R_mcid15"/><text:bookmark text:name="page66R_mcid16"/><text:line-break/>Montréal, Québec, Canada<text:bookmark text:name="page66R_mcid17"/><text:line-break/></text:p>
      <text:p text:style-name="P1">Asked by shareholders to take on the role of president and secretary to divest assets in the context of an orderly shut-down of activities as well as to negotiate with secured debt holders and bankruptcy trustees.<text:bookmark text:name="page66R_mcid20"/><text:line-break/></text:p>
      <text:p text:style-name="P1"><text:span text:style-name="T1">Gestion T2C2/Bio Inc.</text:span><text:bookmark text:name="page66R_mcid21"/><text:span text:style-name="T1"> And Gestion T2C2/Info Inc.</text:span><text:line-break/>Associate<text:bookmark text:name="page66R_mcid22"/><text:line-break/>October 1998 - December 2009<text:bookmark text:name="page66R_mcid23"/><text:bookmark text:name="page66R_mcid24"/><text:line-break/>Venture Capital Firm having $160 M under management under three funds.<text:bookmark text:name="page66R_mcid25"/><text:line-break/></text:p>
      <text:p text:style-name="P1">My responsibilities and accomplishments included:<text:bookmark text:name="page66R_mcid26"/><text:line-break/></text:p>
      <text:p text:style-name="P1">Initiated and completed several multi-million dollar deals in the therapeutic and IT fields;<text:bookmark text:name="page66R_mcid28"/><text:line-break/></text:p>
      <text:p text:style-name="P1">Proactively contributed as a director on several Boards of Directors of start-up companies;<text:bookmark text:name="page66R_mcid30"/><text:line-break/>Negotiated successfully several important agreements as diverse as licensing, corporate and financial;<text:bookmark text:name="page66R_mcid32"/><text:line-break/>Instrumental in negotiating with debt-holders and creditors prior to <text:soft-page-break/>arranging Companies Creditors Arrangements in several cases.<text:bookmark text:name="undefined12"/><text:bookmark text:name="undefined11"/><text:bookmark text:name="undefined10"/><text:line-break/></text:p>
      <text:p text:style-name="P1"><text:span text:style-name="T1"/></text:p>
      <text:p text:style-name="P1"><text:bookmark text:name="page101R_mcid0"/><text:bookmark text:name="undefined23"/><text:bookmark text:name="undefined24"/><text:bookmark text:name="undefined25"/><text:bookmark text:name="undefined26"/><text:span text:style-name="T1">Bioaxone Therapeutics</text:span><text:bookmark text:name="page101R_mcid1"/><text:line-break/>Board Director<text:bookmark text:name="page101R_mcid2"/><text:line-break/>January 2007 - December 200<text:bookmark text:name="page101R_mcid3"/><text:bookmark text:name="page101R_mcid4"/><text:span text:style-name="T2">8</text:span><text:line-break/>Montréal, Québec, Canada<text:bookmark text:name="page101R_mcid5"/><text:line-break/></text:p>
      <text:p text:style-name="P1"><text:span text:style-name="T1">Iatroquest Corp.</text:span><text:bookmark text:name="page101R_mcid6"/><text:line-break/>Board Director<text:bookmark text:name="page101R_mcid7"/><text:line-break/>January 2004 - December 2008<text:bookmark text:name="page101R_mcid8"/><text:bookmark text:name="page101R_mcid9"/><text:line-break/>Montreal, Canada Area<text:bookmark text:name="page101R_mcid10"/><text:line-break/></text:p>
      <text:p text:style-name="P1"><text:span text:style-name="T1">PainCeptor</text:span><text:bookmark text:name="page101R_mcid11"/><text:line-break/>Board Director<text:bookmark text:name="page101R_mcid12"/><text:line-break/>February 2007 - December 2007<text:bookmark text:name="page101R_mcid13"/> <text:bookmark text:name="page101R_mcid14"/><text:line-break/>St-Laurent, Quebec<text:bookmark text:name="page101R_mcid15"/><text:line-break/></text:p>
      <text:p text:style-name="P1"><text:span text:style-name="T1">Novothera</text:span><text:bookmark text:name="page101R_mcid16"/><text:line-break/>Board Director<text:bookmark text:name="page101R_mcid17"/><text:line-break/>January 2004 - December 2006<text:bookmark text:name="page101R_mcid18"/><text:bookmark text:name="page101R_mcid19"/><text:line-break/></text:p>
      <text:p text:style-name="P1"><text:span text:style-name="T1">Compatigene</text:span><text:bookmark text:name="page101R_mcid20"/><text:line-break/><text:bookmark text:name="page101R_mcid21"/><text:line-break/>Board Director<text:bookmark text:name="page101R_mcid22"/><text:line-break/>January 1999 - December 2005<text:bookmark text:name="page101R_mcid23"/><text:bookmark text:name="page101R_mcid24"/><text:line-break/>Montreal, Quebec<text:bookmark text:name="page101R_mcid25"/><text:line-break/></text:p>
      <text:p text:style-name="P1">Interim CEO<text:bookmark text:name="page101R_mcid26"/><text:line-break/>2000 - 2003<text:bookmark text:name="page101R_mcid27"/> <text:bookmark text:name="page101R_mcid28"/><text:line-break/>Montréal, Québec<text:bookmark text:name="page101R_mcid29"/><text:line-break/></text:p>
      <text:p text:style-name="P1">Mandated by the Board to reposition a virtual academic company into an independent entity;<text:bookmark text:name="page101R_mcid31"/><text:line-break/></text:p>
      <text:p text:style-name="P1">Managed a diverse team of 10 talented individuals in 2 productive R&amp;D units;<text:bookmark text:name="page101R_mcid32"/><text:line-break/></text:p>
      <text:p text:style-name="P1">Identified and approached several potential corporate acquisition partners;<text:bookmark text:name="page101R_mcid33"/><text:line-break/></text:p>
      <text:p text:style-name="P1">Conceived, wrote and completed corporate packages including business <text:soft-page-break/>plan, scientific development plan and due diligence documents;<text:bookmark text:name="page101R_mcid35"/><text:line-break/></text:p>
      <text:p text:style-name="P1">Negotiated and obtained an acquisition offer for the company;<text:bookmark text:name="page101R_mcid36"/><text:line-break/><text:span text:style-name="T1">Bioaxone Therapeutics</text:span></text:p>
      <text:p text:style-name="P1"><text:bookmark text:name="page132R_mcid0"/><text:bookmark text:name="undefined34"/><text:bookmark text:name="undefined35"/><text:bookmark text:name="undefined36"/><text:bookmark text:name="undefined37"/>Board Director<text:bookmark text:name="page132R_mcid1"/><text:line-break/>January 2004 - December 2004<text:bookmark text:name="page132R_mcid2"/><text:bookmark text:name="page132R_mcid3"/><text:line-break/></text:p>
      <text:p text:style-name="P1"><text:span text:style-name="T1">Converzyme</text:span><text:bookmark text:name="page132R_mcid4"/><text:line-break/>Executive board member<text:bookmark text:name="page132R_mcid5"/><text:line-break/>January 2000 - July 2003<text:bookmark text:name="page132R_mcid6"/><text:bookmark text:name="page132R_mcid7"/><text:line-break/>Montréal, Québec<text:bookmark text:name="page132R_mcid8"/><text:line-break/>Asked by the Board to help raise financing and strategic alliances. The company had no management, was scientifically focused and therefore my responsibilities encompassed the roles of operations, business development and negotiation of strategic alliances.<text:bookmark text:name="page132R_mcid12"/><text:line-break/></text:p>
      <text:p text:style-name="P1"><text:span text:style-name="T3">GBBC Inc.</text:span><text:bookmark text:name="page132R_mcid13"/><text:line-break/>Board Director<text:bookmark text:name="page132R_mcid14"/><text:line-break/>January 1998 - December 2001<text:bookmark text:name="page132R_mcid15"/><text:bookmark text:name="page132R_mcid16"/><text:line-break/>Sherbrooke, Quebec, Canada<text:bookmark text:name="page132R_mcid17"/><text:bookmark text:name="undefined33"/><text:line-break/></text:p>
      <text:p text:style-name="P1"/>
      <text:p text:style-name="P1"><text:span text:style-name="T1">Education</text:span><text:bookmark text:name="page132R_mcid18"/><text:line-break/></text:p>
      <text:p text:style-name="P1">Ph.D., Biomedical Sciences (Immunology), Biomedical Sciences<text:bookmark text:name="page132R_mcid19"/><text:line-break/>(Immunology)<text:bookmark text:name="page132R_mcid20"/> · (1995 - 1998)<text:bookmark text:name="page132R_mcid21"/><text:line-break/></text:p>
      <text:p text:style-name="P1">M.Sc., Biomedical sciences, Biomedical sciences<text:bookmark text:name="page132R_mcid22"/> · (1993 - 1995)<text:bookmark text:name="page132R_mcid23"/><text:line-break/></text:p>
      <text:p text:style-name="P1">B.Sc., Microbiology and Immunology, Microbiology and<text:bookmark text:name="page132R_mcid24"/><text:line-break/>Immunology<text:bookmark text:name="page132R_mcid25"/> · (1990 - 1993)<text:bookmark text:name="page132R_mcid26"/><text:line-break/></text:p>
      <text:p text:style-name="P1">Collège Brébeuf<text:bookmark text:name="page132R_mcid27"/><text:line-break/>D.E.C., Sciences, Sciences<text:bookmark text:name="page132R_mcid28"/> · (1985 - 1989)<text:bookmark text:name="page132R_mcid29"/><text:line-break/></text:p>
      <text:p text:style-name="P1">Collège des Eudistes<text:bookmark text:name="page132R_mcid30"/><text:line-break/>D.E.S., General<text:bookmark text:name="page132R_mcid31"/> · (1980 - 1985)<text:bookmark text:name="undefined30"/><text:bookmark text:name="undefined31"/><text:bookmark text:name="undefined32"/><text:line-break/></text:p>
      <text:section text:style-name="Sect1" text:name="mainContainer">
        <text:p text:style-name="P3"/>
        <text:section text:style-name="Sect1" text:name="viewerContainer">
          <text:p text:style-name="P3"/>
          <text:section text:style-name="Sect1" text:name="viewer">
            <text:p text:style-name="P3"/>
          </text:section>
        </text:section>
      </text:section>
      <text:section text:style-name="Sect1" text:name="dialogContainer">
        <text:p text:style-name="P3"/>
      </text:section>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svg:font-family="'Droid Sans'" style:font-family-generic="system" style:font-pitch="variable"/>
    <style:font-face style:name="OpenSymbol" svg:font-family="OpenSymbol"/>
    <style:font-face style:name="SauceCodePro Nerd Font" svg:font-family="'SauceCodePro Nerd Font'" style:font-adornments="Regular" style:font-pitch="fixed"/>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CA" style:letter-kerning="true" style:font-name-asian="Droid Sans" style:font-size-asian="12pt" style:language-asian="zh" style:country-asian="CN" style:font-name-complex="Droid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CA" style:letter-kerning="true" style:font-name-asian="Droid Sans" style:font-size-asian="12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phane Pion</meta:initial-creator>
    <meta:creation-date>2022-12-16T10:51:55</meta:creation-date>
    <dc:date>2024-09-18T12:01:21.575657481</dc:date>
    <meta:editing-duration>PT8M57S</meta:editing-duration>
    <meta:editing-cycles>2</meta:editing-cycles>
    <meta:generator>LibreOffice/24.8.1.2$Linux_X86_64 LibreOffice_project/480$Build-2</meta:generator>
    <meta:document-statistic meta:table-count="0" meta:image-count="0" meta:object-count="0" meta:page-count="4" meta:paragraph-count="41" meta:word-count="654" meta:character-count="4687" meta:non-whitespace-character-count="4029"/>
  </office:meta>
</office:document-meta>
</file>